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draw:style-name="a381" draw:name="Grafik 1" svg:x="0.58667in" svg:y="1.49333in" svg:width="8.44667in" svg:height="3.26667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Rainer Grimm</meta:initial-creator>
    <dc:creator>Rainer Grimm</dc:creator>
    <meta:creation-date>2017-04-17T08:24:29Z</meta:creation-date>
    <dc:date>2017-04-17T08:32:13Z</dc:date>
    <meta:editing-cycles>1</meta:editing-cycles>
    <meta:editing-duration>PT0S</meta:editing-duration>
    <meta:document-statistic meta:paragraph-count="0" meta:word-count="0"/>
  </office:meta>
</office:document-meta>
</file>